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cccccc" draw:textarea-horizontal-align="justify" draw:textarea-vertical-align="middle" draw:auto-grow-height="false" fo:min-height="1.55cm" fo:min-width="4cm"/>
    </style:style>
    <style:style style:name="gr2" style:family="graphic" style:parent-style-name="standard">
      <style:graphic-properties svg:stroke-color="#3465a4" draw:fill-color="#cccccc" draw:textarea-horizontal-align="justify" draw:textarea-vertical-align="middle" draw:auto-grow-height="false" fo:min-height="1.45cm" fo:min-width="4.1cm"/>
    </style:style>
    <style:style style:name="gr3" style:family="graphic" style:parent-style-name="standard">
      <style:graphic-properties svg:stroke-color="#3465a4" draw:fill-color="#cccccc" draw:textarea-horizontal-align="justify" draw:textarea-vertical-align="middle" draw:auto-grow-height="false" fo:min-height="1.85cm" fo:min-width="4cm"/>
    </style:style>
    <style:style style:name="gr4" style:family="graphic" style:parent-style-name="standard">
      <style:graphic-properties svg:stroke-color="#3465a4" draw:fill-color="#cccccc" draw:textarea-horizontal-align="justify" draw:textarea-vertical-align="middle" draw:auto-grow-height="false" fo:min-height="1.65cm" fo:min-width="4cm"/>
    </style:style>
    <style:style style:name="gr5" style:family="graphic" style:parent-style-name="standard">
      <style:graphic-properties svg:stroke-color="#3465a4" draw:fill-color="#cccccc" draw:textarea-horizontal-align="justify" draw:textarea-vertical-align="middle" draw:auto-grow-height="false" fo:min-height="1.45cm" fo:min-width="4.3cm"/>
    </style:style>
    <style:style style:name="gr6" style:family="graphic" style:parent-style-name="objectwithoutfill">
      <style:graphic-properties svg:stroke-width="0.106cm" svg:stroke-color="#000000" draw:marker-start="CF_20_Only_20_One" draw:marker-start-width="0.359cm" draw:marker-end="CF_20_Zero_20_Many" draw:marker-end-width="0.459cm" draw:fill="soli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0000" draw:marker-start="CF_20_Only_20_One" draw:marker-start-width="0.358cm" draw:marker-end="CF_20_Zero_20_Many" draw:marker-end-width="0.458cm" draw:fill="solid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color="#3465a4" draw:fill-color="#cccccc" draw:textarea-horizontal-align="justify" draw:textarea-vertical-align="middle" draw:auto-grow-height="false" fo:min-height="1.65cm" fo:min-width="4.1cm"/>
    </style:style>
    <style:style style:name="gr9" style:family="graphic" style:parent-style-name="objectwithoutfill">
      <style:graphic-properties svg:stroke-width="0.106cm" svg:stroke-color="#000000" draw:marker-start="CF_20_Only_20_One" draw:marker-start-width="0.36cm" draw:marker-end="CF_20_Zero_20_Many" draw:marker-end-width="0.46cm" draw:fill="solid" draw:textarea-vertical-align="middle" fo:padding-top="0.179cm" fo:padding-bottom="0.179cm" fo:padding-left="0.304cm" fo:padding-right="0.304cm"/>
    </style:style>
    <style:style style:name="gr10" style:family="graphic" style:parent-style-name="standard">
      <style:graphic-properties svg:stroke-color="#3465a4" draw:fill-color="#cccccc" draw:textarea-horizontal-align="justify" draw:textarea-vertical-align="middle" draw:auto-grow-height="false" fo:min-height="1.85cm" fo:min-width="5.9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1.8cm" svg:x="0.7cm" svg:y="13.2cm">
          <text:p text:style-name="P1">сервер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6cm" svg:height="1.7cm" svg:x="1.2cm" svg:y="17.6cm">
          <text:p text:style-name="P1">машина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5cm" svg:height="2.1cm" svg:x="7.1cm" svg:y="13.1cm">
          <text:p text:style-name="P1">игрок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4.5cm" svg:height="1.9cm" svg:x="6.9cm" svg:y="3.1cm">
          <text:p text:style-name="P1">сессия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4.5cm" svg:height="1.9cm" svg:x="14.1cm" svg:y="18.2cm">
          <text:p text:style-name="P1">Радар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4.8cm" svg:height="1.7cm" svg:x="14cm" svg:y="13.3cm">
          <text:p text:style-name="P1">сообщения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s" svg:x1="5.2cm" svg:y1="14.1cm" svg:x2="7.1cm" svg:y2="14.15cm" draw:start-shape="id1" draw:start-glue-point="1" draw:end-shape="id2" draw:end-glue-point="3" svg:d="M5200 14100h501l898 50h501" svg:viewBox="0 0 1901 51">
          <text:p/>
        </draw:connector>
        <draw:connector draw:style-name="gr7" draw:text-style-name="P3" draw:layer="layout" draw:type="lines" svg:x1="9.35cm" svg:y1="15.2cm" svg:x2="5.8cm" svg:y2="18.45cm" draw:start-shape="id2" draw:start-glue-point="2" draw:end-shape="id3" draw:end-glue-point="1" svg:d="M9350 15200v501l-3049 2749h-501" svg:viewBox="0 0 3551 3251">
          <text:p/>
        </draw:connector>
        <draw:custom-shape draw:style-name="gr8" draw:text-style-name="P2" xml:id="id5" draw:id="id5" draw:layer="layout" svg:width="4.6cm" svg:height="1.9cm" svg:x="6.9cm" svg:y="7.9cm">
          <text:p text:style-name="P1">токен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s" svg:x1="11.6cm" svg:y1="14.15cm" svg:x2="14cm" svg:y2="14.15cm" draw:start-shape="id2" draw:start-glue-point="1" draw:end-shape="id4" draw:end-glue-point="3" svg:d="M11600 14150h501 1398 501" svg:viewBox="0 0 2401 1">
          <text:p/>
        </draw:connector>
        <draw:connector draw:style-name="gr9" draw:text-style-name="P3" draw:layer="layout" draw:type="lines" svg:x1="9.35cm" svg:y1="13.1cm" svg:x2="9.2cm" svg:y2="9.8cm" draw:start-shape="id2" draw:start-glue-point="0" draw:end-shape="id5" draw:end-glue-point="2" svg:d="M9350 13100v-501l-150-2298v-501" svg:viewBox="0 0 151 3301">
          <text:p/>
        </draw:connector>
        <draw:connector draw:style-name="gr9" draw:text-style-name="P3" draw:layer="layout" draw:type="lines" svg:x1="9.2cm" svg:y1="7.9cm" svg:x2="9.15cm" svg:y2="5cm" draw:start-shape="id5" draw:start-glue-point="0" draw:end-shape="id6" draw:end-glue-point="2" svg:d="M9200 7900v-501l-50-1898v-501" svg:viewBox="0 0 51 2901">
          <text:p/>
        </draw:connector>
        <draw:connector draw:style-name="gr9" draw:text-style-name="P3" draw:layer="layout" draw:type="lines" draw:line-skew="-8.599cm" svg:x1="2.95cm" svg:y1="13.2cm" svg:x2="6.9cm" svg:y2="4.05cm" draw:start-shape="id1" draw:start-glue-point="0" draw:end-shape="id6" draw:end-glue-point="3" svg:d="M2950 13200v-9100l3449-50h501" svg:viewBox="0 0 3951 9151">
          <text:p/>
        </draw:connector>
        <draw:custom-shape draw:style-name="gr10" draw:text-style-name="P2" xml:id="id7" draw:id="id7" draw:layer="layout" svg:width="6.4cm" svg:height="2.1cm" svg:x="7.4cm" svg:y="20.8cm">
          <text:p text:style-name="P1">Снимок с радара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s" svg:x1="9.35cm" svg:y1="15.2cm" svg:x2="10.6cm" svg:y2="20.8cm" draw:start-shape="id2" draw:end-shape="id7" draw:end-glue-point="0" svg:d="M9350 15200v501l1250 4598v501" svg:viewBox="0 0 1251 5601">
          <text:p/>
        </draw:connector>
        <draw:connector draw:style-name="gr6" draw:text-style-name="P3" draw:layer="layout" draw:type="lines" svg:x1="16.35cm" svg:y1="20.1cm" svg:x2="13.8cm" svg:y2="21.85cm" draw:start-shape="id8" draw:start-glue-point="2" draw:end-shape="id7" draw:end-glue-point="1" svg:d="M16350 20100v501l-2049 1249h-501" svg:viewBox="0 0 2551 1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F_20_Many_20_One" draw:display-name="CF Many One" svg:viewBox="0 -3200 3000 3200" svg:d="M1500 0h1500v-200h-3000v200zM1500-200l1500-2789v-211h-114l-1286 2392v-2392h-200v2392l-1286-2392h-114v211z"/>
    <draw:marker draw:name="CF_20_Only_20_One" draw:display-name="CF Only One" svg:viewBox="-19 -40 38 40" svg:d="M0 0h1v-40h-2v40zM1 0h-20v-2h20zM-1 0h20v-2h-20zM1-18h-20v-2h20zM-1-18h20v-2h-20z"/>
    <draw:marker draw:name="CF_20_Zero_20_Many" draw:display-name="CF Zero Many" svg:viewBox="-1500 -4500 3000 6001" svg:d="M-1500 0c0-263 69-522 201-749 132-229 321-418 549-550 228-131 487-201 750-201s522 70 750 201c228 132 417 321 549 549 132 229 201 487 201 750 0 264-69 522-201 750-132 229-321 418-549 550-228 131-487 201-750 201s-522-70-750-201c-228-132-417-321-549-549s-201-487-201-750zM-1350 0c0-237 62-469 181-674 118-206 289-376 494-495 205-118 438-181 675-181s470 63 675 181c205 119 376 289 494 494 119 206 181 439 181 675 0 237-62 470-181 675-118 206-289 376-494 495-205 118-438 181-675 181s-470-63-675-181c-205-119-376-289-494-494-119-206-181-438-181-675zM0-1500l1500-2789v-211h-114l-1286 2392v-2392h-200v2392l-1286-2392h-114v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0T09:12:16.111345919</meta:creation-date>
    <dc:date>2019-11-20T11:34:03.928015051</dc:date>
    <meta:editing-duration>PT31M36S</meta:editing-duration>
    <meta:editing-cycles>1</meta:editing-cycles>
    <meta:document-statistic meta:object-count="16"/>
    <meta:generator>LibreOffice/6.3.0.4$Linux_X86_64 LibreOffice_project/30$Build-4</meta:generator>
  </office:meta>
</office:document-meta>
</file>